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  <style:text-properties officeooo:paragraph-rsid="001ec0c2"/>
    </style:style>
    <style:style style:name="P3" style:family="paragraph" style:parent-style-name="HEADING_5f_STANDALONE">
      <style:text-properties officeooo:rsid="002c9816" officeooo:paragraph-rsid="001ec0c2"/>
    </style:style>
    <style:style style:name="P4" style:family="paragraph" style:parent-style-name="HEADING_5f_STANDALONE">
      <style:text-properties officeooo:paragraph-rsid="005adc95"/>
    </style:style>
    <style:style style:name="P5" style:family="paragraph" style:parent-style-name="Heading_20_2">
      <style:paragraph-properties fo:margin-top="0.1in" fo:margin-bottom="0.1in" loext:contextual-spacing="false"/>
      <style:text-properties fo:font-size="16pt" officeooo:rsid="00221534" officeooo:paragraph-rsid="00221534" style:font-size-asian="16pt" style:font-size-complex="16pt"/>
    </style:style>
    <style:style style:name="P6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P7" style:family="paragraph" style:parent-style-name="Footer">
      <style:text-properties officeooo:paragraph-rsid="003c6cf5"/>
    </style:style>
    <style:style style:name="P8" style:family="paragraph" style:parent-style-name="HEADING_5f_STANDALONE">
      <style:text-properties officeooo:rsid="009b5871" officeooo:paragraph-rsid="007272f9"/>
    </style:style>
    <style:style style:name="P9" style:family="paragraph" style:parent-style-name="HEADING_5f_STANDALONE">
      <style:text-properties officeooo:paragraph-rsid="007754d1"/>
    </style:style>
    <style:style style:name="P10" style:family="paragraph" style:parent-style-name="Heading_20_2">
      <style:paragraph-properties fo:margin-top="0.1in" fo:margin-bottom="0.1in" loext:contextual-spacing="false"/>
    </style:style>
    <style:style style:name="P11" style:family="paragraph" style:parent-style-name="Heading_20_2">
      <style:paragraph-properties fo:margin-left="-0.25in" fo:margin-right="0in" fo:margin-top="0.1in" fo:margin-bottom="0.1in" loext:contextual-spacing="false" fo:text-indent="0in" style:auto-text-indent="false"/>
      <style:text-properties fo:font-size="16pt" officeooo:rsid="001ec0c2" officeooo:paragraph-rsid="001f89d3" style:font-size-asian="16pt" style:font-size-complex="16pt"/>
    </style:style>
    <style:style style:name="P12" style:family="paragraph" style:parent-style-name="Text_20_body" style:master-page-name="HTML">
      <style:paragraph-properties fo:margin-left="2.0835in" fo:margin-right="2.0835in" fo:margin-top="0.3126in" fo:margin-bottom="0in" loext:contextual-spacing="false" fo:text-align="center" style:justify-single-word="false" fo:text-indent="0in" style:auto-text-indent="false" style:page-number="auto" fo:padding-left="0in" fo:padding-right="0in" fo:padding-top="0.0193in" fo:padding-bottom="0.0193in" fo:border-left="none" fo:border-right="none" fo:border-top="0.06pt solid #000000" fo:border-bottom="0.06pt solid #000000"/>
      <style:text-properties fo:font-variant="small-caps" fo:color="#800000" style:font-name="Palatino1" fo:font-size="28pt" fo:font-weight="100" officeooo:paragraph-rsid="001addc9" style:font-size-asian="28pt" style:font-size-complex="28pt"/>
    </style:style>
    <style:style style:name="P13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3cc301" officeooo:paragraph-rsid="00221534"/>
    </style:style>
    <style:style style:name="P14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7025d" officeooo:paragraph-rsid="00221534"/>
    </style:style>
    <style:style style:name="P15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1ec0c2" officeooo:paragraph-rsid="001ec0c2"/>
    </style:style>
    <style:style style:name="P16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c9816" officeooo:paragraph-rsid="001ec0c2"/>
    </style:style>
    <style:style style:name="P17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c9816" officeooo:paragraph-rsid="007272f9"/>
    </style:style>
    <style:style style:name="P18" style:family="paragraph" style:parent-style-name="Text_20_body" style:list-style-name="BULLET_5f_LIST">
      <style:paragraph-properties fo:margin-top="0in" fo:margin-bottom="0in" loext:contextual-spacing="false" fo:padding="0in" fo:border="none"/>
    </style:style>
    <style:style style:name="P19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2588f1"/>
    </style:style>
    <style:style style:name="P20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7272f9"/>
    </style:style>
    <style:style style:name="P21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221534"/>
    </style:style>
    <style:style style:name="P22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7754d1"/>
    </style:style>
    <style:style style:name="P23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7a0af7"/>
    </style:style>
    <style:style style:name="P24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9c7785" officeooo:paragraph-rsid="007272f9"/>
    </style:style>
    <style:style style:name="P25" style:family="paragraph" style:parent-style-name="Text_20_body">
      <style:paragraph-properties fo:margin-top="0in" fo:margin-bottom="0in" loext:contextual-spacing="false" fo:padding="0in" fo:border="none"/>
      <style:text-properties officeooo:paragraph-rsid="00221534"/>
    </style:style>
    <style:style style:name="P26" style:family="paragraph" style:parent-style-name="Text_20_body">
      <style:paragraph-properties fo:margin-left="0in" fo:margin-right="0.052in" fo:margin-top="0.0299in" fo:margin-bottom="0.0402in" loext:contextual-spacing="false" fo:text-align="center" style:justify-single-word="false" fo:text-indent="0in" style:auto-text-indent="false" fo:padding="0in" fo:border="none"/>
      <style:text-properties style:font-name="Times" fo:font-size="13pt" fo:font-style="italic" officeooo:rsid="001ec0c2" officeooo:paragraph-rsid="001ec0c2" style:font-size-asian="13pt" style:font-size-complex="13pt"/>
    </style:style>
    <style:style style:name="P27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  <style:text-properties officeooo:paragraph-rsid="007272f9"/>
    </style:style>
    <style:style style:name="P28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  <style:text-properties officeooo:paragraph-rsid="007754d1"/>
    </style:style>
    <style:style style:name="P29" style:family="paragraph" style:parent-style-name="Text_20_body">
      <style:paragraph-properties fo:margin-left="0.4in" fo:margin-right="0.4201in" fo:margin-top="0in" fo:margin-bottom="0in" loext:contextual-spacing="false" fo:text-align="start" style:justify-single-word="false" fo:text-indent="0in" style:auto-text-indent="false"/>
      <style:text-properties fo:font-size="11.5pt" officeooo:rsid="003409d3" officeooo:paragraph-rsid="0048562a" style:font-size-asian="11.5pt" style:font-size-complex="11.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5946c5" style:font-size-asian="9pt" style:font-size-complex="9pt"/>
    </style:style>
    <style:style style:name="T3" style:family="text">
      <style:text-properties fo:font-size="9pt" officeooo:rsid="006f9e3e" style:font-size-asian="9pt" style:font-size-complex="9pt"/>
    </style:style>
    <style:style style:name="T4" style:family="text">
      <style:text-properties fo:font-size="9pt" officeooo:rsid="003c6cf5" style:font-size-asian="9pt" style:font-size-complex="9pt"/>
    </style:style>
    <style:style style:name="T5" style:family="text">
      <style:text-properties fo:font-size="9pt" officeooo:rsid="0072502f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cc301"/>
    </style:style>
    <style:style style:name="T8" style:family="text">
      <style:text-properties officeooo:rsid="001e6bf9"/>
    </style:style>
    <style:style style:name="T9" style:family="text">
      <style:text-properties officeooo:rsid="001f89d3"/>
    </style:style>
    <style:style style:name="T10" style:family="text">
      <style:text-properties officeooo:rsid="00221534"/>
    </style:style>
    <style:style style:name="T11" style:family="text">
      <style:text-properties officeooo:rsid="0023fece"/>
    </style:style>
    <style:style style:name="T12" style:family="text">
      <style:text-properties officeooo:rsid="00270751"/>
    </style:style>
    <style:style style:name="T13" style:family="text">
      <style:text-properties officeooo:rsid="002775a4"/>
    </style:style>
    <style:style style:name="T14" style:family="text">
      <style:text-properties officeooo:rsid="0029017f"/>
    </style:style>
    <style:style style:name="T15" style:family="text">
      <style:text-properties officeooo:rsid="002abfac"/>
    </style:style>
    <style:style style:name="T16" style:family="text">
      <style:text-properties officeooo:rsid="0024918e"/>
    </style:style>
    <style:style style:name="T17" style:family="text">
      <style:text-properties officeooo:rsid="002af04a"/>
    </style:style>
    <style:style style:name="T18" style:family="text">
      <style:text-properties officeooo:rsid="0034ee43"/>
    </style:style>
    <style:style style:name="T19" style:family="text">
      <style:text-properties officeooo:rsid="0048562a"/>
    </style:style>
    <style:style style:name="T20" style:family="text">
      <style:text-properties officeooo:rsid="004af334"/>
    </style:style>
    <style:style style:name="T21" style:family="text">
      <style:text-properties officeooo:rsid="004bdc25"/>
    </style:style>
    <style:style style:name="T22" style:family="text">
      <style:text-properties officeooo:rsid="005140e1"/>
    </style:style>
    <style:style style:name="T23" style:family="text">
      <style:text-properties officeooo:rsid="005adc95"/>
    </style:style>
    <style:style style:name="T24" style:family="text">
      <style:text-properties officeooo:rsid="006744a0"/>
    </style:style>
    <style:style style:name="T25" style:family="text">
      <style:text-properties officeooo:rsid="0072502f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72502f" style:font-size-asian="16pt" style:font-size-complex="16pt"/>
    </style:style>
    <style:style style:name="T28" style:family="text">
      <style:text-properties officeooo:rsid="002c9816"/>
    </style:style>
    <style:style style:name="T29" style:family="text">
      <style:text-properties officeooo:rsid="009c7785"/>
    </style:style>
    <style:style style:name="T30" style:family="text">
      <style:text-properties fo:color="#000000" style:font-name="Arial" fo:font-size="12pt" officeooo:rsid="009ceee3" style:font-name-asian="Helvetica" style:font-size-asian="10.8000001907349pt" style:font-name-complex="Helvetica" style:font-size-complex="10.8000001907349pt"/>
    </style:style>
    <style:style style:name="T31" style:family="text">
      <style:text-properties fo:color="#000000" style:font-name="Arial" fo:font-size="12pt" officeooo:rsid="009b5871" style:font-name-asian="Helvetica" style:font-size-asian="10.8000001907349pt" style:font-name-complex="Helvetica" style:font-size-complex="10.8000001907349pt"/>
    </style:style>
    <style:style style:name="T32" style:family="text">
      <style:text-properties fo:color="#000000" style:font-name="Arial" fo:font-size="12pt" officeooo:rsid="009c7785" style:font-name-asian="Helvetica" style:font-size-asian="10.8000001907349pt" style:font-name-complex="Helvetica" style:font-size-complex="10.8000001907349pt"/>
    </style:style>
    <style:style style:name="T33" style:family="text">
      <style:text-properties fo:color="#000000" style:font-name="Arial" fo:font-size="12pt" officeooo:rsid="00733938" style:font-name-asian="Helvetica" style:font-size-asian="10.8000001907349pt" style:font-name-complex="Helvetica" style:font-size-complex="10.8000001907349pt"/>
    </style:style>
    <style:style style:name="T34" style:family="text">
      <style:text-properties fo:color="#000000" style:font-name="Arial" fo:font-size="12pt" officeooo:rsid="00802acc" style:font-name-asian="Helvetica" style:font-size-asian="10.8000001907349pt" style:font-name-complex="Helvetica" style:font-size-complex="10.8000001907349pt"/>
    </style:style>
    <style:style style:name="T35" style:family="text">
      <style:text-properties officeooo:rsid="009ceee3"/>
    </style:style>
    <style:style style:name="T36" style:family="text">
      <style:text-properties officeooo:rsid="009b5871"/>
    </style:style>
    <style:style style:name="T37" style:family="text">
      <style:text-properties officeooo:rsid="009b973c"/>
    </style:style>
    <style:style style:name="T38" style:family="text">
      <style:text-properties officeooo:rsid="006924ab"/>
    </style:style>
    <style:style style:name="T39" style:family="text">
      <style:text-properties officeooo:rsid="007a0af7"/>
    </style:style>
    <style:style style:name="T40" style:family="text">
      <style:text-properties officeooo:rsid="007be653"/>
    </style:style>
    <style:style style:name="T41" style:family="text">
      <style:text-properties officeooo:rsid="007da158"/>
    </style:style>
    <style:style style:name="T42" style:family="text">
      <style:text-properties officeooo:rsid="007dc035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size="18pt" officeooo:rsid="0072502f" style:font-size-asian="18pt" style:font-size-complex="18pt"/>
    </style:style>
    <style:style style:name="T45" style:family="text">
      <style:text-properties officeooo:rsid="00802acc"/>
    </style:style>
    <style:style style:name="T46" style:family="text">
      <style:text-properties officeooo:rsid="00658fec"/>
    </style:style>
    <style:style style:name="T47" style:family="text">
      <style:text-properties officeooo:rsid="008067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ohn T. Prince</text:p>
      <text:p text:style-name="P26"><text:s/><text:span text:style-name="T43"><text:s/></text:span><text:span text:style-name="T44">D</text:span><text:span text:style-name="T43">ata </text:span><text:span text:style-name="T44">E</text:span><text:span text:style-name="T43">ngineer</text:span></text:p>
      <text:h text:style-name="P11" text:outline-level="2"><text:span text:style-name="T9">Recent</text:span> <text:span text:style-name="T9">Positions</text:span></text:h>
      <text:p text:style-name="P8">Senior Data Engineer <text:span text:style-name="T35">(Technical lead and M</text:span>anager<text:span text:style-name="T35">)</text:span></text:p>
      <text:p text:style-name="P27"><text:span text:style-name="T31">Apr </text:span>201<text:span text:style-name="T36">9</text:span> – present. <text:span text:style-name="T8">Engineering department, </text:span><text:span text:style-name="T31">3plCentral</text:span><text:span text:style-name="T8">, </text:span><text:span text:style-name="T36">American Fork, </text:span><text:span text:style-name="T8">Utah.</text:span></text:p>
      <text:list xml:id="list3802910051" text:style-name="BULLET_5f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29">Led new </text:span><text:span text:style-name="T32">data engineer team to create event driven data platform in AWS</text:span></text:p>
                        </text:list-item>
                        <text:list-item>
                          <text:p text:style-name="P20"><text:span text:style-name="T29">E</text:span><text:span text:style-name="T28">vent driven processing system </text:span><text:span text:style-name="T33">with</text:span><text:span text:style-name="T28"> Kafka and Faust (async python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<text:span text:style-name="T32">M</text:span><text:span text:style-name="T29">ulti-tenant r</text:span><text:span text:style-name="T28">elational database to serve as data warehouse</text:span></text:p>
        </text:list-item>
        <text:list-item>
          <text:p text:style-name="P20"><text:span text:style-name="T32">O</text:span><text:span text:style-name="T28">rder-volume dashboard </text:span><text:span text:style-name="T29">and inventory reporting flask-based </text:span><text:span text:style-name="T37">REST API</text:span><text:span text:style-name="T29">s</text:span></text:p>
          <text:list>
            <text:list-item>
              <text:list>
                <text:list-item>
                  <text:p text:style-name="P24">Middleware (authorization) using AWS lambda</text:p>
                </text:list-item>
              </text:list>
            </text:list-item>
          </text:list>
        </text:list-item>
        <text:list-item>
          <text:p text:style-name="P17">Created <text:span text:style-name="T29">or modified </text:span>much of <text:span text:style-name="T30">our team’s</text:span><text:span text:style-name="T29"> gitlab </text:span>CI/CD pipeline</text:p>
          <text:p text:style-name="P17"/>
        </text:list-item>
      </text:list>
      <text:p text:style-name="P3">Senior Software Engineer</text:p>
      <text:p text:style-name="P2"><text:span text:style-name="T8">Sep </text:span>201<text:span text:style-name="T8">4</text:span> – present. <text:span text:style-name="T8">Engineering dept, Doba Inc. and CruxConnect, Lehi, UT.</text:span></text:p>
      <text:list xml:id="list184756391236721" text:continue-numbering="true" text:style-name="BULLET_5f_LIST">
        <text:list-item>
          <text:p text:style-name="P13">Design and implementation of CruxConnect <text:span text:style-name="T10">p</text:span>roduct and <text:span text:style-name="T10">catalog search</text:span> <text:span text:style-name="T10">domains</text:span></text:p>
        </text:list-item>
        <text:list-item>
          <text:p text:style-name="P14">Co-architect of CruxConnect’s RESTful API</text:p>
        </text:list-item>
        <text:list-item>
          <text:p text:style-name="P15">Parallel processing with async and <text:span text:style-name="T22">utilizing AWS </text:span>serverless architecture</text:p>
        </text:list-item>
        <text:list-item>
          <text:p text:style-name="P16">Integrat<text:span text:style-name="T7">ion of</text:span> AWS tools (<text:span text:style-name="T22">D</text:span>ynamodb, SQS, lambda, <text:span text:style-name="T7">etc</text:span>) into Doba platform</text:p>
        </text:list-item>
        <text:list-item>
          <text:p text:style-name="P21"><text:span text:style-name="T10">Multiple supplier and CRM API integrations utilizing SQS and DynamoDB</text:span></text:p>
        </text:list-item>
      </text:list>
      <text:p text:style-name="P25"/>
      <text:p text:style-name="P9">Assistant Professor of Chemistry and Biochemistry <text:s text:c="2"/></text:p>
      <text:p text:style-name="P28">Mar 2010 – <text:span text:style-name="T11">Sep 2014</text:span>. Chem <text:span text:style-name="T14">&amp;</text:span> Bioche<text:span text:style-name="T13">m</text:span>, Brigham Young Univ<text:span text:style-name="T15">ersity</text:span>, Provo, U<text:span text:style-name="T14">T</text:span>.</text:p>
      <text:list xml:id="list184756968494937" text:continue-numbering="true" text:style-name="BULLET_5f_LIST">
        <text:list-item>
          <text:p text:style-name="P22"><text:span text:style-name="T34">A</text:span><text:span text:style-name="T46">lgorithm and software development for large-scale data analysis</text:span></text:p>
        </text:list-item>
        <text:list-item>
          <text:p text:style-name="P22">Computational biology and bioinformatics <text:span text:style-name="T12">(e.g., taught computational proteomics)</text:span></text:p>
        </text:list-item>
      </text:list>
      <text:h text:style-name="P10" text:outline-level="2"><text:span text:style-name="T26">Education</text:span></text:h>
      <text:p text:style-name="P4">PhD in Molecular Biology: <text:span text:style-name="T23">Bioinformatics and Computational Biology Track</text:span></text:p>
      <text:p text:style-name="P1">Aug 2001 – May 2008. <text:s/>Center for Systems and Synthetic Biology, <text:span text:style-name="T33">UT Austin</text:span>.</text:p>
      <text:list xml:id="list184756191525024" text:continue-numbering="true" text:style-name="BULLET_5f_LIST">
        <text:list-item>
          <text:p text:style-name="P19">Thesis: “Integration and Validation of Mass Spectrometry Proteomics Data Sets”</text:p>
        </text:list-item>
        <text:list-item>
          <text:p text:style-name="P18">GPA 4.00/4.00</text:p>
          <text:p text:style-name="P18"/>
        </text:list-item>
      </text:list>
      <text:p text:style-name="P9">Bachelor of Science in Microbiology <text:span text:style-name="T17">(Chemistry minor)</text:span></text:p>
      <text:p text:style-name="P28">Dec 2000. <text:s/>Dep<text:span text:style-name="T15">t</text:span> of Biology and Agriculture, B<text:span text:style-name="T40">YU</text:span>, Provo, <text:span text:style-name="T40">Utah</text:span>.</text:p>
      <text:list xml:id="list184756615607659" text:continue-numbering="true" text:style-name="BULLET_5f_LIST">
        <text:list-item>
          <text:p text:style-name="P23"><text:span text:style-name="T6">Magna Cum Laude</text:span> (3.<text:span text:style-name="T16">9</text:span>/4.0)</text:p>
        </text:list-item>
        <text:list-item>
          <text:p text:style-name="P23"><text:span text:style-name="T38">National Merit Scholar</text:span></text:p>
        </text:list-item>
      </text:list>
      <text:h text:style-name="P5" text:outline-level="2"><text:span text:style-name="T41">Select </text:span><text:span text:style-name="T18">P</text:span>roficiencies</text:h>
      <text:p text:style-name="P29">Python (<text:span text:style-name="T39">6</text:span> yrs), Ruby (1<text:span text:style-name="T39">5</text:span> y<text:span text:style-name="T19">r</text:span>s), <text:span text:style-name="T41">Severless framework, Kafka, Faust (async stream processing), SQS, Kinesis, DynamoDB, </text:span><text:span text:style-name="T24">Elasticsearch, </text:span>MySQL, <text:span text:style-name="T41">Postgresql</text:span>, <text:span text:style-name="T41">Django, </text:span>Django Rest Framework, <text:span text:style-name="T41">Flask, Pydantic, Dataclasses, </text:span>Numpy/Scipy, <text:span text:style-name="T42">Seaborn, </text:span>SciRuby, Linux (<text:span text:style-name="T21">~20 yrs</text:span>, <text:span text:style-name="T42">11</text:span> yrs <text:span text:style-name="T20">on</text:span> Arch), <text:span text:style-name="T47">D</text:span><text:span text:style-name="T19">ocker, </text:span><text:span text:style-name="T41">R</text:span><text:span text:style-name="T19">ancher </text:span><text:span text:style-name="T41">and Fargate</text:span><text:span text:style-name="T19"> (docker mgt), </text:span><text:span text:style-name="T47">G</text:span><text:span text:style-name="T42">it, </text:span><text:span text:style-name="T47">G</text:span><text:span text:style-name="T42">ithub, </text:span><text:span text:style-name="T47">G</text:span><text:span text:style-name="T42">itlab, </text:span><text:span text:style-name="T47">N</text:span>eovim, i3, <text:span text:style-name="T47">B</text:span><text:span text:style-name="T20">ash, </text:span><text:span text:style-name="T47">Z</text:span>sh, <text:span text:style-name="T47">C</text:span><text:span text:style-name="T41">r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Helvetica" fo:font-family="Helvetica, Arial, Sans" fo:font-size="10.8000001907349pt" style:font-name-asian="Helvetica" style:font-family-asian="Helvetica, Arial, Sans" style:font-size-asian="10.8000001907349pt" style:font-name-complex="Helvetica" style:font-family-complex="Helvetica, Arial, Sans" style:font-size-complex="10.8000001907349pt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1in" loext:contextual-spacing="false" fo:text-indent="0in" style:auto-text-indent="false" fo:padding="0in" fo:border="none"/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in" fo:margin-bottom="0in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729fcf"/>
      <style:paragraph-properties fo:margin-left="-0.25in" fo:margin-right="0in" fo:margin-top="0.1201in" fo:margin-bottom="0.1201in" loext:contextual-spacing="false" fo:text-indent="0in" style:auto-text-indent="false" style:page-number="auto" fo:background-color="transparent" style:shadow="none">
        <style:tab-stops/>
        <style:drop-cap/>
      </style:paragraph-properties>
      <style:text-properties fo:font-variant="small-caps" fo:color="#800000" style:font-name="Palatino" fo:font-family="Palatino" style:font-style-name="Regular" style:font-family-generic="roman" style:font-pitch="variable" fo:font-size="18pt" fo:font-weight="normal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PUBLICATION" style:family="paragraph" style:parent-style-name="Standard" style:class="text" style:master-page-name="">
      <style:paragraph-properties fo:margin-left="0.25in" fo:margin-right="0in" fo:margin-top="0in" fo:margin-bottom="0in" loext:contextual-spacing="false" fo:keep-together="always" fo:text-indent="-0.25in" style:auto-text-indent="false" style:page-number="auto">
        <style:tab-stops/>
      </style:paragraph-properties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NAME" style:family="paragraph" style:parent-style-name="Text_20_body" style:class="text">
      <style:paragraph-properties fo:margin-left="-0.5in" fo:margin-right="0in" fo:margin-top="0in" fo:margin-bottom="0in" loext:contextual-spacing="false" fo:text-align="center" style:justify-single-word="false" fo:text-indent="0in" style:auto-text-indent="false"/>
    </style:style>
    <style:style style:name="HANGING_5f_INDENT" style:display-name="HANGING_INDENT" style:family="paragraph" style:parent-style-name="Text_20_body" style:class="text" style:master-page-name="">
      <style:paragraph-properties fo:margin-left="0.25in" fo:margin-right="0in" fo:margin-top="0.0598in" fo:margin-bottom="0.1402in" loext:contextual-spacing="false" fo:keep-together="always" fo:text-indent="-0.25in" style:auto-text-indent="false" style:page-number="auto">
        <style:tab-stops/>
      </style:paragraph-properties>
    </style:style>
    <style:style style:name="HEADING_5f_STANDALONE" style:display-name="HEADING_STANDALONE" style:family="paragraph" style:parent-style-name="Heading_20_4" style:default-outline-level="" style:list-style-name="">
      <style:paragraph-properties fo:margin-top="0in" fo:margin-bottom="0in" loext:contextual-spacing="false"/>
      <style:text-properties style:font-name="Arial1" fo:font-family="Arial" style:font-style-name="Bold" style:font-family-generic="swiss" style:font-pitch="variable" fo:font-size="11.8999996185303pt" fo:font-style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ANGING_5f_INDENT_5f_SS" style:display-name="HANGING_INDENT_SS" style:family="paragraph" style:parent-style-name="HANGING_5f_INDENT">
      <style:paragraph-properties fo:margin-top="0in" fo:margin-bottom="0in" loext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.0799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line-through-style="none" style:text-line-through-type="none" style:text-underline-style="none" style:text-blinking="fals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_5f_LIST" style:display-name="BULLET_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</text:list-style>
    <text:list-style style:name="CONTACT_5f_LIST" style:display-name="CONTACT_LIST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MP2" style:family="paragraph" style:parent-style-name="Footer">
      <style:text-properties officeooo:paragraph-rsid="003c6cf5"/>
    </style:style>
    <style:style style:name="MT1" style:family="text">
      <style:text-properties fo:font-size="9pt" officeooo:rsid="003c6cf5" style:font-size-asian="9pt" style:font-size-complex="9pt"/>
    </style:style>
    <style:style style:name="MT2" style:family="text">
      <style:text-properties fo:font-size="9pt" officeooo:rsid="006f9e3e" style:font-size-asian="9pt" style:font-size-complex="9pt"/>
    </style:style>
    <style:style style:name="MT3" style:family="text">
      <style:text-properties fo:font-size="9pt" officeooo:rsid="005946c5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officeooo:rsid="0072502f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5in" fo:margin-bottom="0.4902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201in" fo:margin-left="0in" fo:margin-right="0in" fo:margin-top="0.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  <style:master-page style:name="HTML" style:page-layout-name="Mpm3">
      <style:footer>
        <text:p text:style-name="MP1"><text:a xlink:type="simple" xlink:href="mailto:jtprince@gmail.com" text:style-name="Internet_20_link" text:visited-style-name="Visited_20_Internet_20_Link"><text:span text:style-name="MT1">jtprince@gmail.com</text:span></text:a><text:span text:style-name="MT1"><text:tab/><text:tab/></text:span><text:a xlink:type="simple" xlink:href="https://tiny.cc/jtprince-cv" text:style-name="Internet_20_link" text:visited-style-name="Visited_20_Internet_20_Link"><text:span text:style-name="MT2">https://tiny.cc/jtprince-cv</text:span></text:a></text:p>
        <text:p text:style-name="MP2"><text:span text:style-name="MT3">(</text:span><text:span text:style-name="MT4">801</text:span><text:span text:style-name="MT3">) </text:span><text:span text:style-name="MT4">636-4847<text:tab/><text:tab/></text:span><text:a xlink:type="simple" xlink:href="https://tiny.cc/jtprince-portfolio" text:style-name="Internet_20_link" text:visited-style-name="Visited_20_Internet_20_Link"><text:span text:style-name="MT4">https://tiny.cc/jtprince-</text:span></text:a><text:a xlink:type="simple" xlink:href="https://tiny.cc/jtprince-portfolio" text:style-name="Internet_20_link" text:visited-style-name="Visited_20_Internet_20_Link"><text:span text:style-name="MT5">portfolio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5T18:47:55.929968711</dc:date>
    <meta:generator>LibreOffice/6.4.5.2$Linux_X86_64 LibreOffice_project/40$Build-2</meta:generator>
    <meta:editing-duration>PT8H2M9S</meta:editing-duration>
    <meta:editing-cycles>121</meta:editing-cycles>
    <meta:document-statistic meta:table-count="0" meta:image-count="0" meta:object-count="0" meta:page-count="1" meta:paragraph-count="37" meta:word-count="304" meta:character-count="2140" meta:non-whitespace-character-count="1877"/>
  </office:meta>
</office:document-meta>
</file>